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4.9pt"/>
    </style:style>
    <style:style style:name="co2" style:family="table-column">
      <style:table-column-properties fo:break-before="auto" style:column-width="43pt"/>
    </style:style>
    <style:style style:name="co3" style:family="table-column">
      <style:table-column-properties fo:break-before="auto" style:column-width="45.3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4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/>
    </style:style>
    <style:style style:name="ce10" style:family="table-cell" style:parent-style-name="Default">
      <style:text-properties style:font-name="Times New Roman" fo:font-style="italic" style:font-style-asian="italic" style:font-style-complex="italic"/>
    </style:style>
    <style:style style:name="ce11" style:family="table-cell" style:parent-style-name="Default">
      <style:text-properties style:font-name="Times New Roman" fo:font-style="normal" style:font-style-asian="normal" style:font-style-complex="normal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style:font-name="Times New Roman" fo:font-style="italic" style:font-style-asian="italic" style:font-style-complex="italic"/>
    </style:style>
    <style:style style:name="ce13" style:family="table-cell" style:parent-style-name="Default" style:data-style-name="N121">
      <style:text-properties style:font-name="Times New Roman" fo:font-weight="bold" style:font-weight-asian="bold" style:font-weight-complex="bold"/>
    </style:style>
    <style:style style:name="ce14" style:family="table-cell" style:parent-style-name="Default" style:data-style-name="N121">
      <style:text-properties style:font-name="Times New Roman" fo:font-weight="normal" style:font-weight-asian="normal" style:font-weight-complex="normal"/>
    </style:style>
    <style:style style:name="ce15" style:family="table-cell" style:parent-style-name="Default" style:data-style-name="N121">
      <style:text-properties style:font-name="Times New Roman"/>
    </style:style>
    <style:style style:name="ce16" style:family="table-cell" style:parent-style-name="Default" style:data-style-name="N121">
      <style:table-cell-properties fo:border-bottom="0.06pt solid #000000" fo:border-left="none" fo:border-right="none" fo:border-top="none"/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taxa_contrib_glms_top_env_red_sand" table:style-name="ta1">
        <table:table-column table:style-name="co1" table:default-cell-style-name="ce10"/>
        <table:table-column table:style-name="co2" table:default-cell-style-name="ce13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row table:style-name="ro1">
          <table:table-cell table:style-name="ce9" office:value-type="string" calcext:value-type="string">
            <text:p>species</text:p>
          </table:table-cell>
          <table:table-cell table:style-name="ce9" office:value-type="string" calcext:value-type="string">
            <text:p>PO4</text:p>
          </table:table-cell>
          <table:table-cell table:style-name="ce9" office:value-type="string" calcext:value-type="string">
            <text:p>seston</text:p>
          </table:table-cell>
          <table:table-cell table:style-name="ce9" office:value-type="string" calcext:value-type="string">
            <text:p>LUSI</text:p>
          </table:table-cell>
          <table:table-cell table:style-name="ce9" office:value-type="string" calcext:value-type="string">
            <text:p>gravel</text:p>
          </table:table-cell>
        </table:table-row>
        <table:table-row table:style-name="ro1">
          <table:table-cell office:value-type="string" calcext:value-type="string">
            <text:p>Melinna palmata</text:p>
          </table:table-cell>
          <table:table-cell office:value-type="float" office:value="75.3548173182617" calcext:value-type="float">
            <text:p>75.355</text:p>
          </table:table-cell>
          <table:table-cell office:value-type="float" office:value="8.30463327360786" calcext:value-type="float">
            <text:p>8.305</text:p>
          </table:table-cell>
          <table:table-cell table:style-name="ce13" office:value-type="float" office:value="18.3423185810454" calcext:value-type="float">
            <text:p>18.342</text:p>
          </table:table-cell>
          <table:table-cell office:value-type="float" office:value="0.088341688514646" calcext:value-type="float">
            <text:p>0.088</text:p>
          </table:table-cell>
        </table:table-row>
        <table:table-row table:style-name="ro1">
          <table:table-cell office:value-type="string" calcext:value-type="string">
            <text:p>Anadara kagoshimensis</text:p>
          </table:table-cell>
          <table:table-cell office:value-type="float" office:value="67.7905152735881" calcext:value-type="float">
            <text:p>67.791</text:p>
          </table:table-cell>
          <table:table-cell office:value-type="float" office:value="11.2891473963267" calcext:value-type="float">
            <text:p>11.289</text:p>
          </table:table-cell>
          <table:table-cell office:value-type="float" office:value="0.00461325945923363" calcext:value-type="float">
            <text:p>0.005</text:p>
          </table:table-cell>
          <table:table-cell office:value-type="float" office:value="0.535056974594141" calcext:value-type="float">
            <text:p>0.535</text:p>
          </table:table-cell>
        </table:table-row>
        <table:table-row table:style-name="ro1">
          <table:table-cell office:value-type="string" calcext:value-type="string">
            <text:p>Heteromastus filiformis</text:p>
          </table:table-cell>
          <table:table-cell office:value-type="float" office:value="55.6576214699551" calcext:value-type="float">
            <text:p>55.658</text:p>
          </table:table-cell>
          <table:table-cell office:value-type="float" office:value="2.53251448958039" calcext:value-type="float">
            <text:p>2.533</text:p>
          </table:table-cell>
          <table:table-cell table:style-name="ce13" office:value-type="float" office:value="49.6783021612957" calcext:value-type="float">
            <text:p>49.678</text:p>
          </table:table-cell>
          <table:table-cell office:value-type="float" office:value="0.560855365056909" calcext:value-type="float">
            <text:p>0.561</text:p>
          </table:table-cell>
        </table:table-row>
        <table:table-row table:style-name="ro1">
          <table:table-cell office:value-type="string" calcext:value-type="string">
            <text:p>Prionospio cirrifera</text:p>
          </table:table-cell>
          <table:table-cell office:value-type="float" office:value="48.3714127307873" calcext:value-type="float">
            <text:p>48.371</text:p>
          </table:table-cell>
          <table:table-cell office:value-type="float" office:value="2.0744165764354" calcext:value-type="float">
            <text:p>2.074</text:p>
          </table:table-cell>
          <table:table-cell office:value-type="float" office:value="0.129138528365417" calcext:value-type="float">
            <text:p>0.129</text:p>
          </table:table-cell>
          <table:table-cell office:value-type="float" office:value="2.25607023695053" calcext:value-type="float">
            <text:p>2.256</text:p>
          </table:table-cell>
        </table:table-row>
        <table:table-row table:style-name="ro1">
          <table:table-cell office:value-type="string" calcext:value-type="string">
            <text:p>Lagis koreni</text:p>
          </table:table-cell>
          <table:table-cell office:value-type="float" office:value="48.0672357710441" calcext:value-type="float">
            <text:p>48.067</text:p>
          </table:table-cell>
          <table:table-cell office:value-type="float" office:value="0.0355888562177569" calcext:value-type="float">
            <text:p>0.036</text:p>
          </table:table-cell>
          <table:table-cell office:value-type="float" office:value="10.3215389087768" calcext:value-type="float">
            <text:p>10.322</text:p>
          </table:table-cell>
          <table:table-cell office:value-type="float" office:value="0.0000423944524072795" calcext:value-type="float">
            <text:p>0.000</text:p>
          </table:table-cell>
        </table:table-row>
        <table:table-row table:style-name="ro1">
          <table:table-cell office:value-type="string" calcext:value-type="string">
            <text:p>Iphinoe tenella</text:p>
          </table:table-cell>
          <table:table-cell office:value-type="float" office:value="38.2407565868325" calcext:value-type="float">
            <text:p>38.241</text:p>
          </table:table-cell>
          <table:table-cell office:value-type="float" office:value="3.3810208179749" calcext:value-type="float">
            <text:p>3.381</text:p>
          </table:table-cell>
          <table:table-cell office:value-type="float" office:value="0.00399035828274919" calcext:value-type="float">
            <text:p>0.004</text:p>
          </table:table-cell>
          <table:table-cell office:value-type="float" office:value="1.7133283460702" calcext:value-type="float">
            <text:p>1.713</text:p>
          </table:table-cell>
        </table:table-row>
        <table:table-row table:style-name="ro1">
          <table:table-cell office:value-type="string" calcext:value-type="string">
            <text:p>Spisula subtruncata</text:p>
          </table:table-cell>
          <table:table-cell office:value-type="float" office:value="34.2720342614546" calcext:value-type="float">
            <text:p>34.272</text:p>
          </table:table-cell>
          <table:table-cell office:value-type="float" office:value="16.927863278925" calcext:value-type="float">
            <text:p>16.928</text:p>
          </table:table-cell>
          <table:table-cell office:value-type="float" office:value="3.74635294851237" calcext:value-type="float">
            <text:p>3.746</text:p>
          </table:table-cell>
          <table:table-cell office:value-type="float" office:value="7.44206198946714" calcext:value-type="float">
            <text:p>7.442</text:p>
          </table:table-cell>
        </table:table-row>
        <table:table-row table:style-name="ro1">
          <table:table-cell office:value-type="string" calcext:value-type="string">
            <text:p>Polydora ciliata</text:p>
          </table:table-cell>
          <table:table-cell office:value-type="float" office:value="33.4699902130804" calcext:value-type="float">
            <text:p>33.470</text:p>
          </table:table-cell>
          <table:table-cell office:value-type="float" office:value="12.0444569238974" calcext:value-type="float">
            <text:p>12.044</text:p>
          </table:table-cell>
          <table:table-cell office:value-type="float" office:value="3.24709347374485" calcext:value-type="float">
            <text:p>3.247</text:p>
          </table:table-cell>
          <table:table-cell office:value-type="float" office:value="0.0355601309894098" calcext:value-type="float">
            <text:p>0.036</text:p>
          </table:table-cell>
        </table:table-row>
        <table:table-row table:style-name="ro1">
          <table:table-cell office:value-type="string" calcext:value-type="string">
            <text:p>Chamelea gallina</text:p>
          </table:table-cell>
          <table:table-cell office:value-type="float" office:value="27.3164720863994" calcext:value-type="float">
            <text:p>27.316</text:p>
          </table:table-cell>
          <table:table-cell office:value-type="float" office:value="5.64734959341143" calcext:value-type="float">
            <text:p>5.647</text:p>
          </table:table-cell>
          <table:table-cell office:value-type="float" office:value="0.482901632119649" calcext:value-type="float">
            <text:p>0.483</text:p>
          </table:table-cell>
          <table:table-cell table:style-name="ce13" office:value-type="float" office:value="65.6395522223555" calcext:value-type="float">
            <text:p>65.640</text:p>
          </table:table-cell>
        </table:table-row>
        <table:table-row table:style-name="ro1">
          <table:table-cell office:value-type="string" calcext:value-type="string">
            <text:p>Bittium reticulatum</text:p>
          </table:table-cell>
          <table:table-cell office:value-type="float" office:value="22.7837361644587" calcext:value-type="float">
            <text:p>22.784</text:p>
          </table:table-cell>
          <table:table-cell office:value-type="float" office:value="8.19005243504341" calcext:value-type="float">
            <text:p>8.190</text:p>
          </table:table-cell>
          <table:table-cell office:value-type="float" office:value="10.3329858257029" calcext:value-type="float">
            <text:p>10.333</text:p>
          </table:table-cell>
          <table:table-cell office:value-type="float" office:value="4.31459504562116" calcext:value-type="float">
            <text:p>4.315</text:p>
          </table:table-cell>
        </table:table-row>
        <table:table-row table:style-name="ro1">
          <table:table-cell office:value-type="string" calcext:value-type="string">
            <text:p>Leiochone leiopygos</text:p>
          </table:table-cell>
          <table:table-cell office:value-type="float" office:value="20.5539904849332" calcext:value-type="float">
            <text:p>20.554</text:p>
          </table:table-cell>
          <table:table-cell office:value-type="float" office:value="2.7734221477064" calcext:value-type="float">
            <text:p>2.773</text:p>
          </table:table-cell>
          <table:table-cell office:value-type="float" office:value="6.64424621706304" calcext:value-type="float">
            <text:p>6.644</text:p>
          </table:table-cell>
          <table:table-cell office:value-type="float" office:value="0.0758210970623736" calcext:value-type="float">
            <text:p>0.076</text:p>
          </table:table-cell>
        </table:table-row>
        <table:table-row table:style-name="ro1">
          <table:table-cell office:value-type="string" calcext:value-type="string">
            <text:p>Lucinella divaricata</text:p>
          </table:table-cell>
          <table:table-cell office:value-type="float" office:value="19.2594525175068" calcext:value-type="float">
            <text:p>19.259</text:p>
          </table:table-cell>
          <table:table-cell office:value-type="float" office:value="6.41026548838761" calcext:value-type="float">
            <text:p>6.410</text:p>
          </table:table-cell>
          <table:table-cell office:value-type="float" office:value="0.0828234557875049" calcext:value-type="float">
            <text:p>0.083</text:p>
          </table:table-cell>
          <table:table-cell office:value-type="float" office:value="1.3895602309715" calcext:value-type="float">
            <text:p>1.390</text:p>
          </table:table-cell>
        </table:table-row>
        <table:table-row table:style-name="ro1">
          <table:table-cell office:value-type="string" calcext:value-type="string">
            <text:p>Magelona papillicornis</text:p>
          </table:table-cell>
          <table:table-cell office:value-type="float" office:value="19.0590437737174" calcext:value-type="float">
            <text:p>19.059</text:p>
          </table:table-cell>
          <table:table-cell office:value-type="float" office:value="7.07895389692024" calcext:value-type="float">
            <text:p>7.079</text:p>
          </table:table-cell>
          <table:table-cell office:value-type="float" office:value="0.197635748819067" calcext:value-type="float">
            <text:p>0.198</text:p>
          </table:table-cell>
          <table:table-cell office:value-type="float" office:value="12.7234925162698" calcext:value-type="float">
            <text:p>12.723</text:p>
          </table:table-cell>
        </table:table-row>
        <table:table-row table:style-name="ro1">
          <table:table-cell office:value-type="string" calcext:value-type="string">
            <text:p>Cytharella costulata</text:p>
          </table:table-cell>
          <table:table-cell office:value-type="float" office:value="16.5561754077943" calcext:value-type="float">
            <text:p>16.556</text:p>
          </table:table-cell>
          <table:table-cell office:value-type="float" office:value="0.64419061072504" calcext:value-type="float">
            <text:p>0.644</text:p>
          </table:table-cell>
          <table:table-cell office:value-type="float" office:value="1.81044071731738" calcext:value-type="float">
            <text:p>1.810</text:p>
          </table:table-cell>
          <table:table-cell office:value-type="float" office:value="0.637170640470792" calcext:value-type="float">
            <text:p>0.637</text:p>
          </table:table-cell>
        </table:table-row>
        <table:table-row table:style-name="ro1">
          <table:table-cell office:value-type="string" calcext:value-type="string">
            <text:p>Sabellaria taurica</text:p>
          </table:table-cell>
          <table:table-cell office:value-type="float" office:value="16.3266025504486" calcext:value-type="float">
            <text:p>16.327</text:p>
          </table:table-cell>
          <table:table-cell office:value-type="float" office:value="0.0237347058649888" calcext:value-type="float">
            <text:p>0.024</text:p>
          </table:table-cell>
          <table:table-cell office:value-type="float" office:value="0.0000349405184856266" calcext:value-type="float">
            <text:p>0.000</text:p>
          </table:table-cell>
          <table:table-cell office:value-type="float" office:value="1.23874000475203" calcext:value-type="float">
            <text:p>1.239</text:p>
          </table:table-cell>
        </table:table-row>
        <table:table-row table:style-name="ro1">
          <table:table-cell office:value-type="string" calcext:value-type="string">
            <text:p>Rapana venosa</text:p>
          </table:table-cell>
          <table:table-cell office:value-type="float" office:value="16.3266025504442" calcext:value-type="float">
            <text:p>16.327</text:p>
          </table:table-cell>
          <table:table-cell office:value-type="float" office:value="0.0237347058873993" calcext:value-type="float">
            <text:p>0.024</text:p>
          </table:table-cell>
          <table:table-cell office:value-type="float" office:value="0.0000349404782973295" calcext:value-type="float">
            <text:p>0.000</text:p>
          </table:table-cell>
          <table:table-cell office:value-type="float" office:value="1.23874000472984" calcext:value-type="float">
            <text:p>1.239</text:p>
          </table:table-cell>
        </table:table-row>
        <table:table-row table:style-name="ro1">
          <table:table-cell office:value-type="string" calcext:value-type="string">
            <text:p>Lentidium mediterraneum</text:p>
          </table:table-cell>
          <table:table-cell office:value-type="float" office:value="16.2318824662487" calcext:value-type="float">
            <text:p>16.232</text:p>
          </table:table-cell>
          <table:table-cell office:value-type="float" office:value="1.09224354097563" calcext:value-type="float">
            <text:p>1.092</text:p>
          </table:table-cell>
          <table:table-cell office:value-type="float" office:value="0.495033730224606" calcext:value-type="float">
            <text:p>0.495</text:p>
          </table:table-cell>
          <table:table-cell table:style-name="ce13" office:value-type="float" office:value="29.925709123237" calcext:value-type="float">
            <text:p>29.926</text:p>
          </table:table-cell>
        </table:table-row>
        <table:table-row table:style-name="ro1">
          <table:table-cell office:value-type="string" calcext:value-type="string">
            <text:p>Paradoneis harpagonea</text:p>
          </table:table-cell>
          <table:table-cell office:value-type="float" office:value="16.0209998536292" calcext:value-type="float">
            <text:p>16.021</text:p>
          </table:table-cell>
          <table:table-cell office:value-type="float" office:value="0.00651216015355871" calcext:value-type="float">
            <text:p>0.007</text:p>
          </table:table-cell>
          <table:table-cell office:value-type="float" office:value="0.00253598467135419" calcext:value-type="float">
            <text:p>0.003</text:p>
          </table:table-cell>
          <table:table-cell office:value-type="float" office:value="2.34483138613282" calcext:value-type="float">
            <text:p>2.345</text:p>
          </table:table-cell>
        </table:table-row>
        <table:table-row table:style-name="ro1">
          <table:table-cell office:value-type="string" calcext:value-type="string">
            <text:p>Loripes orbiculatus</text:p>
          </table:table-cell>
          <table:table-cell office:value-type="float" office:value="14.8709592434909" calcext:value-type="float">
            <text:p>14.871</text:p>
          </table:table-cell>
          <table:table-cell office:value-type="float" office:value="0.00365351686946269" calcext:value-type="float">
            <text:p>0.004</text:p>
          </table:table-cell>
          <table:table-cell office:value-type="float" office:value="5.21033975560081" calcext:value-type="float">
            <text:p>5.210</text:p>
          </table:table-cell>
          <table:table-cell office:value-type="float" office:value="15.5975683240861" calcext:value-type="float">
            <text:p>15.598</text:p>
          </table:table-cell>
        </table:table-row>
        <table:table-row table:style-name="ro1">
          <table:table-cell office:value-type="string" calcext:value-type="string">
            <text:p>Parvicardium exiguum</text:p>
          </table:table-cell>
          <table:table-cell office:value-type="float" office:value="14.429941566368" calcext:value-type="float">
            <text:p>14.430</text:p>
          </table:table-cell>
          <table:table-cell office:value-type="float" office:value="4.53339449223392" calcext:value-type="float">
            <text:p>4.533</text:p>
          </table:table-cell>
          <table:table-cell table:style-name="ce13" office:value-type="float" office:value="14.2087720323442" calcext:value-type="float">
            <text:p>14.209</text:p>
          </table:table-cell>
          <table:table-cell office:value-type="float" office:value="3.90345200986522" calcext:value-type="float">
            <text:p>3.903</text:p>
          </table:table-cell>
        </table:table-row>
        <table:table-row table:style-name="ro1">
          <table:table-cell office:value-type="string" calcext:value-type="string">
            <text:p>Melita palmata</text:p>
          </table:table-cell>
          <table:table-cell office:value-type="float" office:value="14.2553715915633" calcext:value-type="float">
            <text:p>14.255</text:p>
          </table:table-cell>
          <table:table-cell table:style-name="ce13" office:value-type="float" office:value="52.5675666035733" calcext:value-type="float">
            <text:p>52.568</text:p>
          </table:table-cell>
          <table:table-cell office:value-type="float" office:value="0.00332298757568594" calcext:value-type="float">
            <text:p>0.003</text:p>
          </table:table-cell>
          <table:table-cell office:value-type="float" office:value="2.66531081731446" calcext:value-type="float">
            <text:p>2.665</text:p>
          </table:table-cell>
        </table:table-row>
        <table:table-row table:style-name="ro1">
          <table:table-cell office:value-type="string" calcext:value-type="string">
            <text:p>Streptosyllis bidentata</text:p>
          </table:table-cell>
          <table:table-cell office:value-type="float" office:value="14.1333034657994" calcext:value-type="float">
            <text:p>14.133</text:p>
          </table:table-cell>
          <table:table-cell table:style-name="ce13" office:value-type="float" office:value="58.5145601719962" calcext:value-type="float">
            <text:p>58.515</text:p>
          </table:table-cell>
          <table:table-cell office:value-type="float" office:value="0.00305074835688401" calcext:value-type="float">
            <text:p>0.003</text:p>
          </table:table-cell>
          <table:table-cell office:value-type="float" office:value="2.19867412557907" calcext:value-type="float">
            <text:p>2.199</text:p>
          </table:table-cell>
        </table:table-row>
        <table:table-row table:style-name="ro1">
          <table:table-cell table:style-name="ce11" office:value-type="string" calcext:value-type="string">
            <text:p>Phoronida</text:p>
          </table:table-cell>
          <table:table-cell office:value-type="float" office:value="14.128398145618" calcext:value-type="float">
            <text:p>14.128</text:p>
          </table:table-cell>
          <table:table-cell office:value-type="float" office:value="11.1228556495722" calcext:value-type="float">
            <text:p>11.123</text:p>
          </table:table-cell>
          <table:table-cell office:value-type="float" office:value="0.170597709106985" calcext:value-type="float">
            <text:p>0.171</text:p>
          </table:table-cell>
          <table:table-cell office:value-type="float" office:value="1.1216915209336" calcext:value-type="float">
            <text:p>1.122</text:p>
          </table:table-cell>
        </table:table-row>
        <table:table-row table:style-name="ro1">
          <table:table-cell office:value-type="string" calcext:value-type="string">
            <text:p>Polycirrus jubatus</text:p>
          </table:table-cell>
          <table:table-cell office:value-type="float" office:value="14.0458274389801" calcext:value-type="float">
            <text:p>14.046</text:p>
          </table:table-cell>
          <table:table-cell table:style-name="ce13" office:value-type="float" office:value="48.8499113851534" calcext:value-type="float">
            <text:p>48.850</text:p>
          </table:table-cell>
          <table:table-cell office:value-type="float" office:value="0.00307838871052013" calcext:value-type="float">
            <text:p>0.003</text:p>
          </table:table-cell>
          <table:table-cell office:value-type="float" office:value="0.0100015045118198" calcext:value-type="float">
            <text:p>0.010</text:p>
          </table:table-cell>
        </table:table-row>
        <table:table-row table:style-name="ro1">
          <table:table-cell office:value-type="string" calcext:value-type="string">
            <text:p>Pseudocuma longicorne</text:p>
          </table:table-cell>
          <table:table-cell office:value-type="float" office:value="13.5334232408646" calcext:value-type="float">
            <text:p>13.533</text:p>
          </table:table-cell>
          <table:table-cell table:style-name="ce13" office:value-type="float" office:value="30.8600130487709" calcext:value-type="float">
            <text:p>30.860</text:p>
          </table:table-cell>
          <table:table-cell office:value-type="float" office:value="2.3240199340093" calcext:value-type="float">
            <text:p>2.324</text:p>
          </table:table-cell>
          <table:table-cell table:style-name="ce13" office:value-type="float" office:value="23.0776355975715" calcext:value-type="float">
            <text:p>23.078</text:p>
          </table:table-cell>
        </table:table-row>
        <table:table-row table:style-name="ro1">
          <table:table-cell office:value-type="string" calcext:value-type="string">
            <text:p>Perioculodes longimanus</text:p>
          </table:table-cell>
          <table:table-cell office:value-type="float" office:value="13.282664762354" calcext:value-type="float">
            <text:p>13.283</text:p>
          </table:table-cell>
          <table:table-cell office:value-type="float" office:value="0.279122007539939" calcext:value-type="float">
            <text:p>0.279</text:p>
          </table:table-cell>
          <table:table-cell office:value-type="float" office:value="0.30544623374638" calcext:value-type="float">
            <text:p>0.305</text:p>
          </table:table-cell>
          <table:table-cell office:value-type="float" office:value="0.0795839608572919" calcext:value-type="float">
            <text:p>0.080</text:p>
          </table:table-cell>
        </table:table-row>
        <table:table-row table:style-name="ro1">
          <table:table-cell table:style-name="ce11" office:value-type="string" calcext:value-type="string">
            <text:p>Oligochaeta</text:p>
          </table:table-cell>
          <table:table-cell office:value-type="float" office:value="12.8041480291514" calcext:value-type="float">
            <text:p>12.804</text:p>
          </table:table-cell>
          <table:table-cell office:value-type="float" office:value="4.74273105024122" calcext:value-type="float">
            <text:p>4.743</text:p>
          </table:table-cell>
          <table:table-cell table:style-name="ce13" office:value-type="float" office:value="15.156904285318" calcext:value-type="float">
            <text:p>15.157</text:p>
          </table:table-cell>
          <table:table-cell table:style-name="ce13" office:value-type="float" office:value="59.3539735709616" calcext:value-type="float">
            <text:p>59.354</text:p>
          </table:table-cell>
        </table:table-row>
        <table:table-row table:style-name="ro1">
          <table:table-cell office:value-type="string" calcext:value-type="string">
            <text:p>Ampelisca diadema</text:p>
          </table:table-cell>
          <table:table-cell office:value-type="float" office:value="12.5915813851804" calcext:value-type="float">
            <text:p>12.592</text:p>
          </table:table-cell>
          <table:table-cell office:value-type="float" office:value="12.68515674404" calcext:value-type="float">
            <text:p>12.685</text:p>
          </table:table-cell>
          <table:table-cell office:value-type="float" office:value="6.68816086747165" calcext:value-type="float">
            <text:p>6.688</text:p>
          </table:table-cell>
          <table:table-cell office:value-type="float" office:value="0.000294405256568098" calcext:value-type="float">
            <text:p>0.000</text:p>
          </table:table-cell>
        </table:table-row>
        <table:table-row table:style-name="ro1">
          <table:table-cell office:value-type="string" calcext:value-type="string">
            <text:p>Kellia suborbicularis</text:p>
          </table:table-cell>
          <table:table-cell office:value-type="float" office:value="12.1374524439086" calcext:value-type="float">
            <text:p>12.137</text:p>
          </table:table-cell>
          <table:table-cell office:value-type="float" office:value="0.506472679652077" calcext:value-type="float">
            <text:p>0.506</text:p>
          </table:table-cell>
          <table:table-cell office:value-type="float" office:value="0.00330506351077986" calcext:value-type="float">
            <text:p>0.003</text:p>
          </table:table-cell>
          <table:table-cell office:value-type="float" office:value="11.0182829953101" calcext:value-type="float">
            <text:p>11.018</text:p>
          </table:table-cell>
        </table:table-row>
        <table:table-row table:style-name="ro1">
          <table:table-cell office:value-type="string" calcext:value-type="string">
            <text:p>Donax venustus</text:p>
          </table:table-cell>
          <table:table-cell table:style-name="ce14" office:value-type="float" office:value="11.6625090092156" calcext:value-type="float">
            <text:p>11.663</text:p>
          </table:table-cell>
          <table:table-cell office:value-type="float" office:value="2.44127123985781" calcext:value-type="float">
            <text:p>2.441</text:p>
          </table:table-cell>
          <table:table-cell office:value-type="float" office:value="0.0114307595497749" calcext:value-type="float">
            <text:p>0.011</text:p>
          </table:table-cell>
          <table:table-cell office:value-type="float" office:value="14.521852705739" calcext:value-type="float">
            <text:p>14.522</text:p>
          </table:table-cell>
        </table:table-row>
        <table:table-row table:style-name="ro1">
          <table:table-cell office:value-type="string" calcext:value-type="string">
            <text:p>Amphibalanus improvisus</text:p>
          </table:table-cell>
          <table:table-cell table:style-name="ce15" office:value-type="float" office:value="11.4621247693072" calcext:value-type="float">
            <text:p>11.462</text:p>
          </table:table-cell>
          <table:table-cell office:value-type="float" office:value="0.33982983132907" calcext:value-type="float">
            <text:p>0.340</text:p>
          </table:table-cell>
          <table:table-cell office:value-type="float" office:value="0.0138542662136842" calcext:value-type="float">
            <text:p>0.014</text:p>
          </table:table-cell>
          <table:table-cell office:value-type="float" office:value="0.115924014763181" calcext:value-type="float">
            <text:p>0.116</text:p>
          </table:table-cell>
        </table:table-row>
        <table:table-row table:style-name="ro1">
          <table:table-cell office:value-type="string" calcext:value-type="string">
            <text:p>Brachynotus sexdentatus</text:p>
          </table:table-cell>
          <table:table-cell table:style-name="ce15" office:value-type="float" office:value="11.2984002903381" calcext:value-type="float">
            <text:p>11.298</text:p>
          </table:table-cell>
          <table:table-cell office:value-type="float" office:value="0.0499990866623463" calcext:value-type="float">
            <text:p>0.050</text:p>
          </table:table-cell>
          <table:table-cell office:value-type="float" office:value="0.00252386023714735" calcext:value-type="float">
            <text:p>0.003</text:p>
          </table:table-cell>
          <table:table-cell office:value-type="float" office:value="4.27063985692128" calcext:value-type="float">
            <text:p>4.271</text:p>
          </table:table-cell>
        </table:table-row>
        <table:table-row table:style-name="ro1">
          <table:table-cell office:value-type="string" calcext:value-type="string">
            <text:p>Syllis hyalina</text:p>
          </table:table-cell>
          <table:table-cell table:style-name="ce15" office:value-type="float" office:value="11.1986928168996" calcext:value-type="float">
            <text:p>11.199</text:p>
          </table:table-cell>
          <table:table-cell table:style-name="ce13" office:value-type="float" office:value="28.9137667374654" calcext:value-type="float">
            <text:p>28.914</text:p>
          </table:table-cell>
          <table:table-cell office:value-type="float" office:value="0.0025923975168638" calcext:value-type="float">
            <text:p>0.003</text:p>
          </table:table-cell>
          <table:table-cell office:value-type="float" office:value="0.0177702115379432" calcext:value-type="float">
            <text:p>0.018</text:p>
          </table:table-cell>
        </table:table-row>
        <table:table-row table:style-name="ro1">
          <table:table-cell office:value-type="string" calcext:value-type="string">
            <text:p>Schistomeringos rudolphi</text:p>
          </table:table-cell>
          <table:table-cell table:style-name="ce15" office:value-type="float" office:value="11.1761211234477" calcext:value-type="float">
            <text:p>11.176</text:p>
          </table:table-cell>
          <table:table-cell table:style-name="ce13" office:value-type="float" office:value="22.8378756736585" calcext:value-type="float">
            <text:p>22.838</text:p>
          </table:table-cell>
          <table:table-cell office:value-type="float" office:value="0.000980383803906193" calcext:value-type="float">
            <text:p>0.001</text:p>
          </table:table-cell>
          <table:table-cell office:value-type="float" office:value="0.678388663012498" calcext:value-type="float">
            <text:p>0.678</text:p>
          </table:table-cell>
        </table:table-row>
        <table:table-row table:style-name="ro1">
          <table:table-cell office:value-type="string" calcext:value-type="string">
            <text:p>Micromaldane ornithochaeta</text:p>
          </table:table-cell>
          <table:table-cell table:style-name="ce15" office:value-type="float" office:value="10.8093222439822" calcext:value-type="float">
            <text:p>10.809</text:p>
          </table:table-cell>
          <table:table-cell office:value-type="float" office:value="2.77354770052701" calcext:value-type="float">
            <text:p>2.774</text:p>
          </table:table-cell>
          <table:table-cell office:value-type="float" office:value="0.00949443297541563" calcext:value-type="float">
            <text:p>0.009</text:p>
          </table:table-cell>
          <table:table-cell office:value-type="float" office:value="2.60797167419306" calcext:value-type="float">
            <text:p>2.608</text:p>
          </table:table-cell>
        </table:table-row>
        <table:table-row table:style-name="ro1">
          <table:table-cell table:style-name="ce11" office:value-type="string" calcext:value-type="string">
            <text:p>Acari</text:p>
          </table:table-cell>
          <table:table-cell table:style-name="ce15" office:value-type="float" office:value="10.498478360784" calcext:value-type="float">
            <text:p>10.498</text:p>
          </table:table-cell>
          <table:table-cell office:value-type="float" office:value="0.457608336745864" calcext:value-type="float">
            <text:p>0.458</text:p>
          </table:table-cell>
          <table:table-cell office:value-type="float" office:value="0.793753114012034" calcext:value-type="float">
            <text:p>0.794</text:p>
          </table:table-cell>
          <table:table-cell table:style-name="ce13" office:value-type="float" office:value="42.9158009276271" calcext:value-type="float">
            <text:p>42.916</text:p>
          </table:table-cell>
        </table:table-row>
        <table:table-row table:style-name="ro1">
          <table:table-cell office:value-type="string" calcext:value-type="string">
            <text:p>Mytilaster lineatus</text:p>
          </table:table-cell>
          <table:table-cell table:style-name="ce15" office:value-type="float" office:value="9.87599582395835" calcext:value-type="float">
            <text:p>9.876</text:p>
          </table:table-cell>
          <table:table-cell office:value-type="float" office:value="0.306352926789842" calcext:value-type="float">
            <text:p>0.306</text:p>
          </table:table-cell>
          <table:table-cell office:value-type="float" office:value="1.9563965342487" calcext:value-type="float">
            <text:p>1.956</text:p>
          </table:table-cell>
          <table:table-cell office:value-type="float" office:value="0.23404046787654" calcext:value-type="float">
            <text:p>0.234</text:p>
          </table:table-cell>
        </table:table-row>
        <table:table-row table:style-name="ro1">
          <table:table-cell office:value-type="string" calcext:value-type="string">
            <text:p>Genetyllis tuberculata</text:p>
          </table:table-cell>
          <table:table-cell table:style-name="ce15" office:value-type="float" office:value="9.74774159189916" calcext:value-type="float">
            <text:p>9.748</text:p>
          </table:table-cell>
          <table:table-cell office:value-type="float" office:value="13.7754565095294" calcext:value-type="float">
            <text:p>13.775</text:p>
          </table:table-cell>
          <table:table-cell office:value-type="float" office:value="0.000667907255092359" calcext:value-type="float">
            <text:p>0.001</text:p>
          </table:table-cell>
          <table:table-cell office:value-type="float" office:value="0.00460668604644354" calcext:value-type="float">
            <text:p>0.005</text:p>
          </table:table-cell>
        </table:table-row>
        <table:table-row table:style-name="ro1">
          <table:table-cell office:value-type="string" calcext:value-type="string">
            <text:p>Tritia neritea</text:p>
          </table:table-cell>
          <table:table-cell table:style-name="ce15" office:value-type="float" office:value="9.73788454185421" calcext:value-type="float">
            <text:p>9.738</text:p>
          </table:table-cell>
          <table:table-cell office:value-type="float" office:value="1.51655172463674" calcext:value-type="float">
            <text:p>1.517</text:p>
          </table:table-cell>
          <table:table-cell office:value-type="float" office:value="0.00730783338424601" calcext:value-type="float">
            <text:p>0.007</text:p>
          </table:table-cell>
          <table:table-cell office:value-type="float" office:value="13.6823717036862" calcext:value-type="float">
            <text:p>13.682</text:p>
          </table:table-cell>
        </table:table-row>
        <table:table-row table:style-name="ro1">
          <table:table-cell office:value-type="string" calcext:value-type="string">
            <text:p>Microdeutopus versiculatus</text:p>
          </table:table-cell>
          <table:table-cell table:style-name="ce15" office:value-type="float" office:value="9.28049670741848" calcext:value-type="float">
            <text:p>9.280</text:p>
          </table:table-cell>
          <table:table-cell office:value-type="float" office:value="0.592011642810405" calcext:value-type="float">
            <text:p>0.592</text:p>
          </table:table-cell>
          <table:table-cell office:value-type="float" office:value="8.37031741471134" calcext:value-type="float">
            <text:p>8.370</text:p>
          </table:table-cell>
          <table:table-cell table:style-name="ce13" office:value-type="float" office:value="32.4014821915581" calcext:value-type="float">
            <text:p>32.401</text:p>
          </table:table-cell>
        </table:table-row>
        <table:table-row table:style-name="ro1">
          <table:table-cell office:value-type="string" calcext:value-type="string">
            <text:p>Polycirrus caliendrum</text:p>
          </table:table-cell>
          <table:table-cell table:style-name="ce15" office:value-type="float" office:value="8.77839547509704" calcext:value-type="float">
            <text:p>8.778</text:p>
          </table:table-cell>
          <table:table-cell table:style-name="ce13" office:value-type="float" office:value="20.5776038934959" calcext:value-type="float">
            <text:p>20.578</text:p>
          </table:table-cell>
          <table:table-cell office:value-type="float" office:value="0.00312728349121016" calcext:value-type="float">
            <text:p>0.003</text:p>
          </table:table-cell>
          <table:table-cell office:value-type="float" office:value="17.0138715707038" calcext:value-type="float">
            <text:p>17.014</text:p>
          </table:table-cell>
        </table:table-row>
        <table:table-row table:style-name="ro1">
          <table:table-cell office:value-type="string" calcext:value-type="string">
            <text:p>Microphthalmus sp.</text:p>
          </table:table-cell>
          <table:table-cell table:style-name="ce15" office:value-type="float" office:value="8.69212253545263" calcext:value-type="float">
            <text:p>8.692</text:p>
          </table:table-cell>
          <table:table-cell office:value-type="float" office:value="1.40111480318635" calcext:value-type="float">
            <text:p>1.401</text:p>
          </table:table-cell>
          <table:table-cell office:value-type="float" office:value="0.264223222290788" calcext:value-type="float">
            <text:p>0.264</text:p>
          </table:table-cell>
          <table:table-cell office:value-type="float" office:value="0.00323834406812296" calcext:value-type="float">
            <text:p>0.003</text:p>
          </table:table-cell>
        </table:table-row>
        <table:table-row table:style-name="ro1">
          <table:table-cell office:value-type="string" calcext:value-type="string">
            <text:p>Spio filicornis</text:p>
          </table:table-cell>
          <table:table-cell table:style-name="ce15" office:value-type="float" office:value="8.14065482582089" calcext:value-type="float">
            <text:p>8.141</text:p>
          </table:table-cell>
          <table:table-cell office:value-type="float" office:value="0.583569007910938" calcext:value-type="float">
            <text:p>0.584</text:p>
          </table:table-cell>
          <table:table-cell office:value-type="float" office:value="1.04213000736702" calcext:value-type="float">
            <text:p>1.042</text:p>
          </table:table-cell>
          <table:table-cell table:style-name="ce13" office:value-type="float" office:value="31.1622545650225" calcext:value-type="float">
            <text:p>31.162</text:p>
          </table:table-cell>
        </table:table-row>
        <table:table-row table:style-name="ro1">
          <table:table-cell office:value-type="string" calcext:value-type="string">
            <text:p>Tellina fabula</text:p>
          </table:table-cell>
          <table:table-cell table:style-name="ce15" office:value-type="float" office:value="7.84554297068616" calcext:value-type="float">
            <text:p>7.846</text:p>
          </table:table-cell>
          <table:table-cell office:value-type="float" office:value="0.00610165087219095" calcext:value-type="float">
            <text:p>0.006</text:p>
          </table:table-cell>
          <table:table-cell office:value-type="float" office:value="0.002394440183485" calcext:value-type="float">
            <text:p>0.002</text:p>
          </table:table-cell>
          <table:table-cell office:value-type="float" office:value="6.75310032911571" calcext:value-type="float">
            <text:p>6.753</text:p>
          </table:table-cell>
        </table:table-row>
        <table:table-row table:style-name="ro1">
          <table:table-cell office:value-type="string" calcext:value-type="string">
            <text:p>Cerastoderma edule</text:p>
          </table:table-cell>
          <table:table-cell table:style-name="ce15" office:value-type="float" office:value="7.70787957564618" calcext:value-type="float">
            <text:p>7.708</text:p>
          </table:table-cell>
          <table:table-cell office:value-type="float" office:value="0.00580390209074722" calcext:value-type="float">
            <text:p>0.006</text:p>
          </table:table-cell>
          <table:table-cell office:value-type="float" office:value="0.00229390468358481" calcext:value-type="float">
            <text:p>0.002</text:p>
          </table:table-cell>
          <table:table-cell office:value-type="float" office:value="5.72436646530051" calcext:value-type="float">
            <text:p>5.724</text:p>
          </table:table-cell>
        </table:table-row>
        <table:table-row table:style-name="ro1">
          <table:table-cell office:value-type="string" calcext:value-type="string">
            <text:p>Monocorophium insidiosum</text:p>
          </table:table-cell>
          <table:table-cell table:style-name="ce15" office:value-type="float" office:value="7.64602597085797" calcext:value-type="float">
            <text:p>7.646</text:p>
          </table:table-cell>
          <table:table-cell office:value-type="float" office:value="0.00610330112899682" calcext:value-type="float">
            <text:p>0.006</text:p>
          </table:table-cell>
          <table:table-cell office:value-type="float" office:value="0.00239463515290694" calcext:value-type="float">
            <text:p>0.002</text:p>
          </table:table-cell>
          <table:table-cell office:value-type="float" office:value="5.65030892817882" calcext:value-type="float">
            <text:p>5.650</text:p>
          </table:table-cell>
        </table:table-row>
        <table:table-row table:style-name="ro1">
          <table:table-cell office:value-type="string" calcext:value-type="string">
            <text:p>Aricidea claudiae</text:p>
          </table:table-cell>
          <table:table-cell table:style-name="ce15" office:value-type="float" office:value="7.6329639735884" calcext:value-type="float">
            <text:p>7.633</text:p>
          </table:table-cell>
          <table:table-cell office:value-type="float" office:value="0.0229426070516663" calcext:value-type="float">
            <text:p>0.023</text:p>
          </table:table-cell>
          <table:table-cell office:value-type="float" office:value="0.0000339198166976473" calcext:value-type="float">
            <text:p>0.000</text:p>
          </table:table-cell>
          <table:table-cell office:value-type="float" office:value="0.516816736329137" calcext:value-type="float">
            <text:p>0.517</text:p>
          </table:table-cell>
        </table:table-row>
        <table:table-row table:style-name="ro1">
          <table:table-cell office:value-type="string" calcext:value-type="string">
            <text:p>Tritia reticulata</text:p>
          </table:table-cell>
          <table:table-cell table:style-name="ce15" office:value-type="float" office:value="7.57764939532873" calcext:value-type="float">
            <text:p>7.578</text:p>
          </table:table-cell>
          <table:table-cell office:value-type="float" office:value="4.39552996218161" calcext:value-type="float">
            <text:p>4.396</text:p>
          </table:table-cell>
          <table:table-cell office:value-type="float" office:value="1.44689018614039" calcext:value-type="float">
            <text:p>1.447</text:p>
          </table:table-cell>
          <table:table-cell office:value-type="float" office:value="0.605624335516417" calcext:value-type="float">
            <text:p>0.606</text:p>
          </table:table-cell>
        </table:table-row>
        <table:table-row table:style-name="ro1">
          <table:table-cell office:value-type="string" calcext:value-type="string">
            <text:p>Harmothoe imbricata</text:p>
          </table:table-cell>
          <table:table-cell table:style-name="ce15" office:value-type="float" office:value="7.57169999683249" calcext:value-type="float">
            <text:p>7.572</text:p>
          </table:table-cell>
          <table:table-cell office:value-type="float" office:value="0.0251938619010268" calcext:value-type="float">
            <text:p>0.025</text:p>
          </table:table-cell>
          <table:table-cell office:value-type="float" office:value="0.0000365076015498289" calcext:value-type="float">
            <text:p>0.000</text:p>
          </table:table-cell>
          <table:table-cell office:value-type="float" office:value="2.56526330524266" calcext:value-type="float">
            <text:p>2.565</text:p>
          </table:table-cell>
        </table:table-row>
        <table:table-row table:style-name="ro1">
          <table:table-cell table:style-name="ce12" office:value-type="string" calcext:value-type="string">
            <text:p>Eurydice dollfusi</text:p>
          </table:table-cell>
          <table:table-cell table:style-name="ce16" office:value-type="float" office:value="7.55323344484992" calcext:value-type="float">
            <text:p>7.553</text:p>
          </table:table-cell>
          <table:table-cell table:style-name="ce16" office:value-type="float" office:value="2.50159909475084" calcext:value-type="float">
            <text:p>2.502</text:p>
          </table:table-cell>
          <table:table-cell table:style-name="ce16" office:value-type="float" office:value="46.868901572419" calcext:value-type="float">
            <text:p>46.869</text:p>
          </table:table-cell>
          <table:table-cell table:style-name="ce16" office:value-type="float" office:value="2.48275610574996" calcext:value-type="float">
            <text:p>2.4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/00/0000</text:date>, <text:time style:data-style-name="N2" text:time-value="15:39:48.5896408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3-28T15:40:01.595122921</dc:date>
    <dc:creator>SK </dc:creator>
    <meta:editing-duration>PT11M21S</meta:editing-duration>
    <meta:editing-cycles>11</meta:editing-cycles>
    <meta:document-statistic meta:table-count="1" meta:cell-count="255" meta:object-count="0"/>
  </office:meta>
</office:document-meta>
</file>